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libration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“Voltmeter Correction”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Board Voltage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esolution Factor</text:p>
          </table:table-cell>
          <table:table-cell/>
          <table:table-cell office:value-type="float" office:value="1023" calcext:value-type="float">
            <text:p>1023</text:p>
          </table:table-cell>
          <table:table-cell table:number-columns-repeated="6"/>
          <table:table-cell office:value-type="string" calcext:value-type="string">
            <text:p>Take the three reading with your multimeter and note the reading from your project</text:p>
          </table:table-cell>
        </table:table-row>
        <table:table-row table:style-name="ro2">
          <table:table-cell/>
          <table:table-cell office:value-type="string" calcext:value-type="string">
            <text:p>R1</text:p>
          </table:table-cell>
          <table:table-cell/>
          <table:table-cell office:value-type="float" office:value="95650" calcext:value-type="float">
            <text:p>95650</text:p>
          </table:table-cell>
          <table:table-cell office:value-type="string" calcext:value-type="string">
            <text:p>Ohms</text:p>
          </table:table-cell>
          <table:table-cell table:number-columns-repeated="5"/>
          <table:table-cell office:value-type="string" calcext:value-type="string">
            <text:p>1. Enter the values from your program in the formulas C9=(C8*D2{3.3})/D3{1023}</text:p>
          </table:table-cell>
        </table:table-row>
        <table:table-row table:style-name="ro2">
          <table:table-cell/>
          <table:table-cell office:value-type="string" calcext:value-type="string">
            <text:p>R2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Ohms</text:p>
          </table:table-cell>
          <table:table-cell table:number-columns-repeated="5"/>
          <table:table-cell office:value-type="string" calcext:value-type="string">
            <text:p>2. Enter the Resistor values from your program D4 D5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3. Adjust the values in 1. if you have have to see the notes</text:p>
          </table:table-cell>
        </table:table-row>
        <table:table-row table:style-name="ro2">
          <table:table-cell/>
          <table:table-cell office:value-type="string" calcext:value-type="string">
            <text:p>Low Voltage from 3.3V/5V on board</text:p>
          </table:table-cell>
          <table:table-cell table:number-columns-repeated="2"/>
          <table:table-cell office:value-type="string" calcext:value-type="string">
            <text:p>Charge Voltage on battery.</text:p>
          </table:table-cell>
          <table:table-cell table:number-columns-repeated="2"/>
          <table:table-cell office:value-type="string" calcext:value-type="string">
            <text:p>Float Voltage on battery.</text:p>
          </table:table-cell>
          <table:table-cell table:number-columns-repeated="2"/>
          <table:table-cell office:value-type="string" calcext:value-type="string">
            <text:p>4. Approximate the the Value = C8 F8 I8 until you get as close to the reading you have from project.</text:p>
          </table:table-cell>
        </table:table-row>
        <table:table-row table:style-name="ro2">
          <table:table-cell/>
          <table:table-cell office:value-type="string" calcext:value-type="string">
            <text:p>Value = {}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Value = {}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Value = {}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5. Once you have Value = C8 and Voltage is as close as approximate adjust R1 and R2 until all Voltage is same closely as calibrated multimeter</text:p>
          </table:table-cell>
        </table:table-row>
        <table:table-row table:style-name="ro2">
          <table:table-cell/>
          <table:table-cell office:value-type="string" calcext:value-type="string">
            <text:p>Vout = </text:p>
          </table:table-cell>
          <table:table-cell table:formula="of:=([.C8]*[.D2])/[.D3]" office:value-type="float" office:value="0.312903225806452" calcext:value-type="float">
            <text:p>0.312903225806452</text:p>
          </table:table-cell>
          <table:table-cell/>
          <table:table-cell office:value-type="string" calcext:value-type="string">
            <text:p>Vout = </text:p>
          </table:table-cell>
          <table:table-cell table:formula="of:=([.F8]*[.D2])/[.D3]" office:value-type="float" office:value="1.3" calcext:value-type="float">
            <text:p>1.3</text:p>
          </table:table-cell>
          <table:table-cell/>
          <table:table-cell office:value-type="string" calcext:value-type="string">
            <text:p>Vout = </text:p>
          </table:table-cell>
          <table:table-cell table:formula="of:=([.I8]*[.D2])/[.D3]" office:value-type="float" office:value="1.21935483870968" calcext:value-type="float">
            <text:p>1.21935483870968</text:p>
          </table:table-cell>
          <table:table-cell/>
          <table:table-cell office:value-type="string" calcext:value-type="string">
            <text:p>6. Enter changes in your program and upload</text:p>
          </table:table-cell>
        </table:table-row>
        <table:table-row table:style-name="ro2">
          <table:table-cell/>
          <table:table-cell office:value-type="string" calcext:value-type="string">
            <text:p>R1 =</text:p>
          </table:table-cell>
          <table:table-cell table:formula="of:=[.D4]" office:value-type="float" office:value="95650" calcext:value-type="float">
            <text:p>95650</text:p>
          </table:table-cell>
          <table:table-cell/>
          <table:table-cell office:value-type="string" calcext:value-type="string">
            <text:p>R1 =</text:p>
          </table:table-cell>
          <table:table-cell table:formula="of:=[.D4]" office:value-type="float" office:value="95650" calcext:value-type="float">
            <text:p>95650</text:p>
          </table:table-cell>
          <table:table-cell/>
          <table:table-cell office:value-type="string" calcext:value-type="string">
            <text:p>R1 =</text:p>
          </table:table-cell>
          <table:table-cell table:formula="of:=[.D4]" office:value-type="float" office:value="95650" calcext:value-type="float">
            <text:p>95650</text:p>
          </table:table-cell>
          <table:table-cell/>
          <table:table-cell office:value-type="string" calcext:value-type="string">
            <text:p>7. Confirm readings from Serial IO or thingspeak with multimeter</text:p>
          </table:table-cell>
        </table:table-row>
        <table:table-row table:style-name="ro2">
          <table:table-cell/>
          <table:table-cell office:value-type="string" calcext:value-type="string">
            <text:p>R2 =</text:p>
          </table:table-cell>
          <table:table-cell table:formula="of:=[.D5]" office:value-type="float" office:value="10000" calcext:value-type="float">
            <text:p>10000</text:p>
          </table:table-cell>
          <table:table-cell/>
          <table:table-cell office:value-type="string" calcext:value-type="string">
            <text:p>R2 =</text:p>
          </table:table-cell>
          <table:table-cell table:formula="of:=[.D5]" office:value-type="float" office:value="10000" calcext:value-type="float">
            <text:p>10000</text:p>
          </table:table-cell>
          <table:table-cell/>
          <table:table-cell office:value-type="string" calcext:value-type="string">
            <text:p>R2 =</text:p>
          </table:table-cell>
          <table:table-cell table:formula="of:=[.D5]" office:value-type="float" office:value="10000" calcext:value-type="float">
            <text:p>10000</text:p>
          </table:table-cell>
          <table:table-cell/>
          <table:table-cell office:value-type="string" calcext:value-type="string">
            <text:p>The resistor values are approximate they correct for the values in the board you can adjust any of them so voltages read correctly.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*To improve this you could read the board value directly with Serial.print(value);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table:number-columns-repeated="10"/>
          <table:table-cell office:value-type="string" calcext:value-type="string">
            <text:p>/**************************</text:p>
          </table:table-cell>
        </table:table-row>
        <table:table-row table:style-name="ro2">
          <table:table-cell office:value-type="string" calcext:value-type="string">
            <text:p>Voltage</text:p>
          </table:table-cell>
          <table:table-cell table:formula="of:=[.C9]/([.C11]/([.C10]+[.C11]))" office:value-type="float" office:value="3.30582258064516" calcext:value-type="float">
            <text:p>3.30582258064516</text:p>
          </table:table-cell>
          <table:table-cell office:value-type="string" calcext:value-type="string">
            <text:p>Volts Reading</text:p>
          </table:table-cell>
          <table:table-cell/>
          <table:table-cell table:formula="of:=[.F9]/([.F11]/([.F10]+[.F11]))" office:value-type="float" office:value="13.7345" calcext:value-type="float">
            <text:p>13.7345</text:p>
          </table:table-cell>
          <table:table-cell office:value-type="string" calcext:value-type="string">
            <text:p>Volts Reading</text:p>
          </table:table-cell>
          <table:table-cell/>
          <table:table-cell table:formula="of:=[.I9]/([.I11]/([.I10]+[.I11]))" office:value-type="float" office:value="12.8824838709677" calcext:value-type="float">
            <text:p>12.8824838709677</text:p>
          </table:table-cell>
          <table:table-cell office:value-type="string" calcext:value-type="string">
            <text:p>Volts Reading</text:p>
          </table:table-cell>
          <table:table-cell/>
          <table:table-cell office:value-type="string" calcext:value-type="string">
            <text:p><text:s/>* Begin Voltmeter Settings 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<text:s/>**************************/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void readVoltage();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int analogInput = A0;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table:number-columns-repeated="10"/>
          <table:table-cell office:value-type="string" calcext:value-type="string">
            <text:p>float vout = 0.0;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float vin = 0.0;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float vboard = 3.3; <text:s text:c="14"/>// mybe u must change the 3.3 to 5 and 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float pcorrection = 1023; <text:s text:c="8"/>// for the ESP32 u have to change the 1023 to 4095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float R1 = 95650; <text:s text:c="16"/>// Resistor R1 100k 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float R2 = 10000; <text:s text:c="16"/>// Resistor R2 10k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int value = 0;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String $vin = "0";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long voltageTime = 0;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<text:a xlink:href="https://github.com/Willtech/WSKS" xlink:type="simple">https://github.com/Willtech/WSKS</text:a>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<text:a xlink:href="https://www.hackster.io/yettiz/easy-voltmeter-with-esp8266-mini-d1-pro-with-oled-display-1a91dc" xlink:type="simple">https://www.hackster.io/yettiz/easy-voltmeter-with-esp8266-mini-d1-pro-with-oled-display-1a91dc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4">00/00/0000</text:date>, <text:time style:data-style-name="N2" text:time-value="18:19:29.5401395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7:55:14.062282808</meta:creation-date>
    <dc:date>2024-03-04T18:21:45.888860490</dc:date>
    <meta:editing-duration>PT25M7S</meta:editing-duration>
    <meta:editing-cycles>9</meta:editing-cycles>
    <meta:generator>LibreOffice/7.1.8.1$Linux_X86_64 LibreOffice_project/10$Build-1</meta:generator>
    <dc:description>esp8266

Correction procedure for calibrating Voltmeter from this project
https://github.com/Willtech/WSKS
https://www.hackster.io/yettiz/easy-voltmeter-with-esp8266-mini-d1-pro-with-oled-display-1a91dc

Professor. Damian A. James Williamson</dc:description>
    <meta:keyword>esp8266; Voltmeter</meta:keyword>
    <dc:subject>Correction procedure for calibrating Voltmeter</dc:subject>
    <dc:title>Voltmeter Correction</dc:title>
    <meta:document-statistic meta:table-count="1" meta:cell-count="72" meta:object-count="0"/>
  </office:meta>
</office:document-meta>
</file>